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264in"/>
    </style:style>
    <style:style style:name="co3" style:family="table-column">
      <style:table-column-properties fo:break-before="auto" style:column-width="1.2516in"/>
    </style:style>
    <style:style style:name="co4" style:family="table-column">
      <style:table-column-properties fo:break-before="auto" style:column-width="1.0445in"/>
    </style:style>
    <style:style style:name="co5" style:family="table-column">
      <style:table-column-properties fo:break-before="auto" style:column-width="1.0008in"/>
    </style:style>
    <style:style style:name="co6" style:family="table-column">
      <style:table-column-properties fo:break-before="auto" style:column-width="1.0228in"/>
    </style:style>
    <style:style style:name="co7" style:family="table-column">
      <style:table-column-properties fo:break-before="auto" style:column-width="1.0335in"/>
    </style:style>
    <style:style style:name="co8" style:family="table-column">
      <style:table-column-properties fo:break-before="auto" style:column-width="1.0992in"/>
    </style:style>
    <style:style style:name="co9" style:family="table-column">
      <style:table-column-properties fo:break-before="auto" style:column-width="0.9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2016.06.17</text:p>
          </table:table-cell>
          <table:table-cell office:value-type="string" calcext:value-type="string">
            <text:p>Feature: Mel 39 banks (delete 0-th)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old 1 frame based</text:p>
          </table:table-cell>
          <table:table-cell office:value-type="string" calcext:value-type="string">
            <text:p>Fold1 event based</text:p>
          </table:table-cell>
          <table:table-cell office:value-type="string" calcext:value-type="string">
            <text:p>Fold 1 CM</text:p>
          </table:table-cell>
          <table:table-cell office:value-type="string" calcext:value-type="string">
            <text:p>Fold 2 frame</text:p>
          </table:table-cell>
          <table:table-cell office:value-type="string" calcext:value-type="string">
            <text:p>Fold2 event based</text:p>
          </table:table-cell>
          <table:table-cell office:value-type="string" calcext:value-type="string">
            <text:p>Fold2 CM</text:p>
          </table:table-cell>
          <table:table-cell office:value-type="string" calcext:value-type="string">
            <text:p>Fold3 frame</text:p>
          </table:table-cell>
          <table:table-cell office:value-type="string" calcext:value-type="string">
            <text:p>Fold3 event based</text:p>
          </table:table-cell>
          <table:table-cell office:value-type="string" calcext:value-type="string">
            <text:p>Fold3 CM</text:p>
          </table:table-cell>
          <table:table-cell office:value-type="string" calcext:value-type="string">
            <text:p>Fold4 frame</text:p>
          </table:table-cell>
          <table:table-cell office:value-type="string" calcext:value-type="string">
            <text:p>Fold4 event based</text:p>
          </table:table-cell>
          <table:table-cell office:value-type="string" calcext:value-type="string">
            <text:p>Fold4 CM</text:p>
          </table:table-cell>
          <table:table-cell office:value-type="string" calcext:value-type="string">
            <text:p>AVG frame based</text:p>
          </table:table-cell>
          <table:table-cell office:value-type="string" calcext:value-type="string">
            <text:p>AVG event based</text:p>
          </table:table-cell>
        </table:table-row>
        <table:table-row table:style-name="ro1">
          <table:table-cell/>
          <table:table-cell office:value-type="string" calcext:value-type="string">
            <text:p>Baseline (MFCC+GMM)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el 40 (same mel-bank height) DNN (40*10 – drop0.1 – 500relu – drop0.1 – 500relu – drop0.1 – 500relu – dropout0.1 – 15), batch_size=100, rmsprop=1e-3, 1e-4, 1e-5, n_epoch=100, batch_size=500</text:p>
          </table:table-cell>
          <table:table-cell table:style-name="ce1" office:value-type="percentage" office:value="0.348" calcext:value-type="percentage">
            <text:p>34.80%</text:p>
          </table:table-cell>
          <table:table-cell table:style-name="ce1" office:value-type="percentage" office:value="0.2" calcext:value-type="percentage">
            <text:p>20.00%</text:p>
          </table:table-cell>
          <table:table-cell office:value-type="string" calcext:value-type="string">
            <text:p>20160617-000</text:p>
          </table:table-cell>
          <table:table-cell table:style-name="ce1" office:value-type="percentage" office:value="0.385" calcext:value-type="percentage">
            <text:p>38.50%</text:p>
          </table:table-cell>
          <table:table-cell table:style-name="ce1" office:value-type="percentage" office:value="0.293" calcext:value-type="percentage">
            <text:p>29.30%</text:p>
          </table:table-cell>
          <table:table-cell office:value-type="string" calcext:value-type="string">
            <text:p>20160617-001</text:p>
          </table:table-cell>
          <table:table-cell table:style-name="ce1" office:value-type="percentage" office:value="0.38" calcext:value-type="percentage">
            <text:p>38.00%</text:p>
          </table:table-cell>
          <table:table-cell table:style-name="ce1" office:value-type="percentage" office:value="0.252" calcext:value-type="percentage">
            <text:p>25.20%</text:p>
          </table:table-cell>
          <table:table-cell office:value-type="string" calcext:value-type="string">
            <text:p>20160617-002</text:p>
          </table:table-cell>
          <table:table-cell table:style-name="ce1" office:value-type="percentage" office:value="0.354" calcext:value-type="percentage">
            <text:p>35.40%</text:p>
          </table:table-cell>
          <table:table-cell table:style-name="ce1" office:value-type="percentage" office:value="0.199" calcext:value-type="percentage">
            <text:p>19.90%</text:p>
          </table:table-cell>
          <table:table-cell office:value-type="string" calcext:value-type="string">
            <text:p>20160617-003</text:p>
          </table:table-cell>
          <table:table-cell table:style-name="ce1" office:value-type="percentage" office:value="0.367" calcext:value-type="percentage">
            <text:p>36.70%</text:p>
          </table:table-cell>
          <table:table-cell table:style-name="ce1" office:value-type="percentage" office:value="0.236" calcext:value-type="percentage">
            <text:p>23.60%</text:p>
          </table:table-cell>
        </table:table-row>
        <table:table-row table:style-name="ro1">
          <table:table-cell/>
          <table:table-cell office:value-type="string" calcext:value-type="string">
            <text:p>Mel 40 (same mel-bank area) DNN (40*10 – drop0.1 – 500relu – drop0.1 – 500relu – drop0.1 – 500relu – dropout0.1 – 15), batch_size=100, rmsprop=1e-3, 1e-4, 1e-5, n_epoch=100, batch_size=500</text:p>
          </table:table-cell>
          <table:table-cell table:style-name="ce1" office:value-type="percentage" office:value="0.571" calcext:value-type="percentage">
            <text:p>57.10%</text:p>
          </table:table-cell>
          <table:table-cell table:style-name="ce1" office:value-type="percentage" office:value="0.493" calcext:value-type="percentage">
            <text:p>49.30%</text:p>
          </table:table-cell>
          <table:table-cell office:value-type="string" calcext:value-type="string">
            <text:p>/</text:p>
          </table:table-cell>
          <table:table-cell table:style-name="ce1" office:value-type="percentage" office:value="0.624" calcext:value-type="percentage">
            <text:p>62.40%</text:p>
          </table:table-cell>
          <table:table-cell table:style-name="ce1" office:value-type="percentage" office:value="0.559" calcext:value-type="percentage">
            <text:p>55.90%</text:p>
          </table:table-cell>
          <table:table-cell/>
          <table:table-cell table:style-name="ce1" office:value-type="percentage" office:value="0.606" calcext:value-type="percentage">
            <text:p>60.60%</text:p>
          </table:table-cell>
          <table:table-cell table:style-name="ce1" office:value-type="percentage" office:value="0.544" calcext:value-type="percentage">
            <text:p>54.40%</text:p>
          </table:table-cell>
          <table:table-cell/>
          <table:table-cell table:style-name="ce1" office:value-type="percentage" office:value="0.615" calcext:value-type="percentage">
            <text:p>61.50%</text:p>
          </table:table-cell>
          <table:table-cell table:style-name="ce1" office:value-type="percentage" office:value="0.545" calcext:value-type="percentage">
            <text:p>54.50%</text:p>
          </table:table-cell>
          <table:table-cell/>
          <table:table-cell table:style-name="ce1" office:value-type="percentage" office:value="0.604" calcext:value-type="percentage">
            <text:p>60.40%</text:p>
          </table:table-cell>
          <table:table-cell table:style-name="ce1" office:value-type="percentage" office:value="0.535" calcext:value-type="percentage">
            <text:p>53.50%</text:p>
          </table:table-cell>
        </table:table-row>
      </table:table>
      <table:table table:name="Sheet2" table:style-name="ta1">
        <table:table-column table:style-name="co7" table:default-cell-style-name="Default"/>
        <table:table-column table:style-name="co1" table:number-columns-repeated="6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9" table:default-cell-style-name="Default"/>
        <table:table-column table:style-name="co1" table:number-columns-repeated="7" table:default-cell-style-name="Default"/>
        <table:table-row table:style-name="ro1" table:number-rows-repeated="3">
          <table:table-cell table:number-columns-repeated="21"/>
        </table:table-row>
        <table:table-row table:style-name="ro1">
          <table:table-cell office:value-type="string" calcext:value-type="string">
            <text:p>20160617-000</text:p>
          </table:table-cell>
          <table:table-cell office:value-type="string" calcext:value-type="string">
            <text:p>19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]</text:p>
          </table:table-cell>
          <table:table-cell table:number-columns-repeated="5"/>
          <table:table-cell office:value-type="string" calcext:value-type="string">
            <text:p>20160617-001</text:p>
          </table:table-cell>
          <table:table-cell office:value-type="string" calcext:value-type="string">
            <text:p><text:s/>10. <text:s text:c="2"/>0. <text:s text:c="2"/>0. <text:s text:c="2"/>0. <text:s text:c="2"/>0. <text:s text:c="2"/>0. <text:s text:c="2"/>0. <text:s text:c="2"/>0. <text:s text:c="2"/>0. <text:s text:c="2"/>0. <text:s text:c="2"/>0. <text:s text:c="2"/>0. <text:s text:c="2"/>5. <text:s text:c="2"/>5. <text:s text:c="2"/>0.]</text:p>
          </table:table-cell>
          <table:table-cell table:number-columns-repeated="4"/>
          <table:table-cell office:value-type="string" calcext:value-type="string">
            <text:p>20160617-002</text:p>
          </table:table-cell>
          <table:table-cell office:value-type="string" calcext:value-type="string">
            <text:p>[[ 17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2. <text:s text:c="2"/>0.]</text:p>
          </table:table-cell>
          <table:table-cell table:number-columns-repeated="4"/>
          <table:table-cell office:value-type="string" calcext:value-type="string">
            <text:p>2016.0617-003</text:p>
          </table:table-cell>
          <table:table-cell office:value-type="string" calcext:value-type="string">
            <text:p>[[ 13. <text:s text:c="2"/>0. <text:s text:c="2"/>2. <text:s text:c="2"/>0. <text:s text:c="2"/>0. <text:s text:c="2"/>0. <text:s text:c="2"/>0. <text:s text:c="2"/>0. <text:s text:c="2"/>0. <text:s text:c="2"/>0. <text:s text:c="2"/>0. <text:s text:c="2"/>0. <text:s text:c="2"/>3. <text:s text:c="2"/>2. <text:s text:c="2"/>0.]</text:p>
          </table:table-cell>
        </table:table-row>
        <table:table-row table:style-name="ro1">
          <table:table-cell/>
          <table:table-cell office:value-type="string" calcext:value-type="string">
            <text:p><text:s/>[ <text:s/>0. <text:s/>13. <text:s text:c="2"/>0. <text:s text:c="2"/>0. <text:s text:c="2"/>0. <text:s text:c="2"/>1. <text:s text:c="2"/>1. <text:s text:c="2"/>0. <text:s text:c="2"/>0. <text:s text:c="2"/>3. <text:s text:c="2"/>0. <text:s text:c="2"/>0. <text:s text:c="2"/>0. <text:s text:c="2"/>0. <text:s text:c="2"/>0.]</text:p>
          </table:table-cell>
          <table:table-cell table:number-columns-repeated="6"/>
          <table:table-cell office:value-type="string" calcext:value-type="string">
            <text:p><text:s/>[ <text:s/>0. <text:s/>11. <text:s text:c="2"/>0. <text:s text:c="2"/>0. <text:s text:c="2"/>0. <text:s text:c="2"/>8. <text:s text:c="2"/>0. <text:s text:c="2"/>0. <text:s text:c="2"/>0. <text:s text:c="2"/>0. <text:s text:c="2"/>0. <text:s text:c="2"/>0. <text:s text:c="2"/>0. <text:s text:c="2"/>0. <text:s text:c="2"/>0.]</text:p>
          </table:table-cell>
          <table:table-cell table:number-columns-repeated="5"/>
          <table:table-cell office:value-type="string" calcext:value-type="string">
            <text:p><text:s/>[ <text:s/>0. <text:s/>15. <text:s text:c="2"/>0. <text:s text:c="2"/>0. <text:s text:c="2"/>0. <text:s text:c="2"/>2. <text:s text:c="2"/>2. <text:s text:c="2"/>0. <text:s text:c="2"/>0. <text:s text:c="2"/>0. <text:s text:c="2"/>0. <text:s text:c="2"/>2. <text:s text:c="2"/>0. <text:s text:c="2"/>0. <text:s text:c="2"/>0.]</text:p>
          </table:table-cell>
          <table:table-cell table:number-columns-repeated="5"/>
          <table:table-cell office:value-type="string" calcext:value-type="string">
            <text:p><text:s/>[ <text:s/>0. <text:s/>16. <text:s text:c="2"/>0. <text:s text:c="2"/>0. <text:s text:c="2"/>0. <text:s text:c="2"/>0. <text:s text:c="2"/>0. <text:s text:c="2"/>0. <text:s text:c="2"/>0. <text:s text:c="2"/>1. <text:s text:c="2"/>0. <text:s text:c="2"/>1. <text:s text:c="2"/>0. <text:s text:c="2"/>2. <text:s text:c="2"/>0.]</text:p>
          </table:table-cell>
        </table:table-row>
        <table:table-row table:style-name="ro1">
          <table:table-cell/>
          <table:table-cell office:value-type="string" calcext:value-type="string">
            <text:p><text:s/>[ <text:s/>0. <text:s text:c="2"/>0. <text:s/>20. <text:s text:c="2"/>0. <text:s text:c="2"/>0. <text:s text:c="2"/>0. <text:s text:c="2"/>0. <text:s text:c="2"/>0. <text:s text:c="2"/>0. <text:s text:c="2"/>0. <text:s text:c="2"/>0. <text:s text:c="2"/>0. <text:s text:c="2"/>0. <text:s text:c="2"/>0. <text:s text:c="2"/>0.]</text:p>
          </table:table-cell>
          <table:table-cell table:number-columns-repeated="6"/>
          <table:table-cell office:value-type="string" calcext:value-type="string">
            <text:p><text:s/>[ <text:s/>0. <text:s text:c="2"/>0. <text:s/>15. <text:s text:c="2"/>0. <text:s text:c="2"/>0. <text:s text:c="2"/>0. <text:s text:c="2"/>0. <text:s text:c="2"/>0. <text:s text:c="2"/>0. <text:s text:c="2"/>0. <text:s text:c="2"/>0. <text:s text:c="2"/>0. <text:s text:c="2"/>0. <text:s text:c="2"/>4. <text:s text:c="2"/>0.]</text:p>
          </table:table-cell>
          <table:table-cell table:number-columns-repeated="5"/>
          <table:table-cell office:value-type="string" calcext:value-type="string">
            <text:p><text:s/>[ <text:s/>0. <text:s text:c="2"/>0. <text:s/>17. <text:s text:c="2"/>0. <text:s text:c="2"/>0. <text:s text:c="2"/>0. <text:s text:c="2"/>0. <text:s text:c="2"/>0. <text:s text:c="2"/>0. <text:s text:c="2"/>0. <text:s text:c="2"/>0. <text:s text:c="2"/>0. <text:s text:c="2"/>0. <text:s text:c="2"/>2. <text:s text:c="2"/>0.]</text:p>
          </table:table-cell>
          <table:table-cell table:number-columns-repeated="5"/>
          <table:table-cell office:value-type="string" calcext:value-type="string">
            <text:p><text:s/>[ <text:s/>0. <text:s text:c="2"/>0. <text:s/>19. <text:s text:c="2"/>0. <text:s text:c="2"/>0. <text:s text:c="2"/>0. <text:s text:c="2"/>0. <text:s text:c="2"/>0. <text:s text:c="2"/>0. <text:s text:c="2"/>0. <text:s text:c="2"/>0. <text:s text:c="2"/>1. <text:s text:c="2"/>0. <text:s text:c="2"/>0. <text:s text:c="2"/>0.]</text:p>
          </table:table-cell>
        </table:table-row>
        <table:table-row table:style-name="ro1">
          <table:table-cell/>
          <table:table-cell office:value-type="string" calcext:value-type="string">
            <text:p><text:s/>[ <text:s/>0. <text:s text:c="2"/>0. <text:s text:c="2"/>0. <text:s/>18. <text:s text:c="2"/>0. <text:s text:c="2"/>0. <text:s text:c="2"/>0. <text:s text:c="2"/>0. <text:s text:c="2"/>0. <text:s text:c="2"/>0. <text:s text:c="2"/>0. <text:s text:c="2"/>0. <text:s text:c="2"/>0. <text:s text:c="2"/>0. <text:s text:c="2"/>0.]</text:p>
          </table:table-cell>
          <table:table-cell table:number-columns-repeated="6"/>
          <table:table-cell office:value-type="string" calcext:value-type="string">
            <text:p><text:s/>[ <text:s/>0. <text:s text:c="2"/>0. <text:s text:c="2"/>0. <text:s/>14. <text:s text:c="2"/>0. <text:s text:c="2"/>0. <text:s text:c="2"/>0. <text:s text:c="2"/>0. <text:s text:c="2"/>0. <text:s text:c="2"/>0. <text:s text:c="2"/>0. <text:s text:c="2"/>5. <text:s text:c="2"/>0. <text:s text:c="2"/>0. <text:s text:c="2"/>0.]</text:p>
          </table:table-cell>
          <table:table-cell table:number-columns-repeated="5"/>
          <table:table-cell office:value-type="string" calcext:value-type="string">
            <text:p><text:s/>[ <text:s/>0. <text:s text:c="2"/>0. <text:s text:c="2"/>0. <text:s/>14. <text:s text:c="2"/>0. <text:s text:c="2"/>0. <text:s text:c="2"/>0. <text:s text:c="2"/>0. <text:s text:c="2"/>0. <text:s text:c="2"/>0. <text:s text:c="2"/>0. <text:s text:c="2"/>5. <text:s text:c="2"/>0. <text:s text:c="2"/>0. <text:s text:c="2"/>0.]</text:p>
          </table:table-cell>
          <table:table-cell table:number-columns-repeated="5"/>
          <table:table-cell office:value-type="string" calcext:value-type="string">
            <text:p><text:s/>[ <text:s/>0. <text:s text:c="2"/>1. <text:s text:c="2"/>0. <text:s/>21. <text:s text:c="2"/>0. <text:s text:c="2"/>0. <text:s text:c="2"/>0. <text:s text:c="2"/>0. <text:s text:c="2"/>0. <text:s text:c="2"/>0. <text:s text:c="2"/>0. <text:s text:c="2"/>0. <text:s text:c="2"/>0. <text:s text:c="2"/>0. <text:s text:c="2"/>0.]</text:p>
          </table:table-cell>
        </table:table-row>
        <table:table-row table:style-name="ro1">
          <table:table-cell/>
          <table:table-cell office:value-type="string" calcext:value-type="string">
            <text:p><text:s/>[ <text:s/>0. <text:s text:c="2"/>0. <text:s text:c="2"/>0. <text:s text:c="2"/>0. <text:s/>16. <text:s text:c="2"/>0. <text:s text:c="2"/>0. <text:s text:c="2"/>0. <text:s text:c="2"/>0. <text:s text:c="2"/>0. <text:s text:c="2"/>0. <text:s text:c="2"/>4. <text:s text:c="2"/>0. <text:s text:c="2"/>0. <text:s text:c="2"/>1.]</text:p>
          </table:table-cell>
          <table:table-cell table:number-columns-repeated="6"/>
          <table:table-cell office:value-type="string" calcext:value-type="string">
            <text:p><text:s/>[ <text:s/>0. <text:s text:c="2"/>0. <text:s text:c="2"/>0. <text:s text:c="2"/>0. <text:s/>18. <text:s text:c="2"/>0. <text:s text:c="2"/>0. <text:s text:c="2"/>0. <text:s text:c="2"/>0. <text:s text:c="2"/>0. <text:s text:c="2"/>0. <text:s text:c="2"/>0. <text:s text:c="2"/>0. <text:s text:c="2"/>0. <text:s text:c="2"/>0.]</text:p>
          </table:table-cell>
          <table:table-cell table:number-columns-repeated="5"/>
          <table:table-cell office:value-type="string" calcext:value-type="string">
            <text:p><text:s/>[ <text:s/>0. <text:s text:c="2"/>0. <text:s text:c="2"/>0. <text:s text:c="2"/>0. <text:s/>12. <text:s text:c="2"/>0. <text:s text:c="2"/>0. <text:s text:c="2"/>0. <text:s text:c="2"/>0. <text:s text:c="2"/>0. <text:s text:c="2"/>3. <text:s text:c="2"/>3. <text:s text:c="2"/>0. <text:s text:c="2"/>0. <text:s text:c="2"/>0.]</text:p>
          </table:table-cell>
          <table:table-cell table:number-columns-repeated="5"/>
          <table:table-cell office:value-type="string" calcext:value-type="string">
            <text:p><text:s/>[ <text:s/>0. <text:s text:c="2"/>0. <text:s text:c="2"/>0. <text:s text:c="2"/>0. <text:s/>21. <text:s text:c="2"/>0. <text:s text:c="2"/>0. <text:s text:c="2"/>0. <text:s text:c="2"/>0. <text:s text:c="2"/>0. <text:s text:c="2"/>0. <text:s text:c="2"/>0. <text:s text:c="2"/>0. <text:s text:c="2"/>0. <text:s text:c="2"/>0.]</text:p>
          </table:table-cell>
        </table:table-row>
        <table:table-row table:style-name="ro1">
          <table:table-cell/>
          <table:table-cell office:value-type="string" calcext:value-type="string">
            <text:p><text:s/>[ <text:s/>0. <text:s text:c="2"/>0. <text:s text:c="2"/>0. <text:s text:c="2"/>0. <text:s text:c="2"/>0. <text:s/>13. <text:s text:c="2"/>0. <text:s text:c="2"/>0. <text:s text:c="2"/>0. <text:s text:c="2"/>6. <text:s text:c="2"/>0. <text:s text:c="2"/>0. <text:s text:c="2"/>0. <text:s text:c="2"/>0. <text:s text:c="2"/>0.]</text:p>
          </table:table-cell>
          <table:table-cell table:number-columns-repeated="6"/>
          <table:table-cell office:value-type="string" calcext:value-type="string">
            <text:p><text:s/>[ <text:s/>0. <text:s text:c="2"/>0. <text:s text:c="2"/>0. <text:s text:c="2"/>0. <text:s text:c="2"/>0. <text:s/>19. <text:s text:c="2"/>0. <text:s text:c="2"/>0. <text:s text:c="2"/>0. <text:s text:c="2"/>2. <text:s text:c="2"/>0. <text:s text:c="2"/>0. <text:s text:c="2"/>0. <text:s text:c="2"/>0. <text:s text:c="2"/>0.]</text:p>
          </table:table-cell>
          <table:table-cell table:number-columns-repeated="5"/>
          <table:table-cell office:value-type="string" calcext:value-type="string">
            <text:p><text:s/>[ <text:s/>0. <text:s text:c="2"/>0. <text:s text:c="2"/>0. <text:s text:c="2"/>0. <text:s text:c="2"/>0. <text:s/>19. <text:s text:c="2"/>0. <text:s text:c="2"/>0. <text:s text:c="2"/>0. <text:s text:c="2"/>0. <text:s text:c="2"/>0. <text:s text:c="2"/>0. <text:s text:c="2"/>0. <text:s text:c="2"/>0. <text:s text:c="2"/>0.]</text:p>
          </table:table-cell>
          <table:table-cell table:number-columns-repeated="5"/>
          <table:table-cell office:value-type="string" calcext:value-type="string">
            <text:p><text:s/>[ <text:s/>0. <text:s text:c="2"/>0. <text:s text:c="2"/>0. <text:s text:c="2"/>0. <text:s text:c="2"/>0. <text:s/>14. <text:s text:c="2"/>0. <text:s text:c="2"/>0. <text:s text:c="2"/>5. <text:s text:c="2"/>0. <text:s text:c="2"/>0. <text:s text:c="2"/>0. <text:s text:c="2"/>0. <text:s text:c="2"/>0. <text:s text:c="2"/>0.]</text:p>
          </table:table-cell>
        </table:table-row>
        <table:table-row table:style-name="ro1">
          <table:table-cell/>
          <table:table-cell office:value-type="string" calcext:value-type="string">
            <text:p><text:s/>[ <text:s/>0. <text:s text:c="2"/>0. <text:s text:c="2"/>0. <text:s text:c="2"/>0. <text:s text:c="2"/>0. <text:s text:c="2"/>0. <text:s/>22. <text:s text:c="2"/>0. <text:s text:c="2"/>0. <text:s text:c="2"/>0. <text:s text:c="2"/>0. <text:s text:c="2"/>0. <text:s text:c="2"/>0. <text:s text:c="2"/>0. <text:s text:c="2"/>0.]</text:p>
          </table:table-cell>
          <table:table-cell table:number-columns-repeated="6"/>
          <table:table-cell office:value-type="string" calcext:value-type="string">
            <text:p><text:s/>[ <text:s/>0. <text:s text:c="2"/>0. <text:s text:c="2"/>0. <text:s text:c="2"/>0. <text:s text:c="2"/>0. <text:s text:c="2"/>0. <text:s/>12. <text:s text:c="2"/>2. <text:s text:c="2"/>3. <text:s text:c="2"/>0. <text:s text:c="2"/>1. <text:s text:c="2"/>0. <text:s text:c="2"/>0. <text:s text:c="2"/>0. <text:s text:c="2"/>0.]</text:p>
          </table:table-cell>
          <table:table-cell table:number-columns-repeated="5"/>
          <table:table-cell office:value-type="string" calcext:value-type="string">
            <text:p><text:s/>[ <text:s/>0. <text:s text:c="2"/>1. <text:s text:c="2"/>0. <text:s text:c="2"/>0. <text:s text:c="2"/>2. <text:s text:c="2"/>0. <text:s/>17. <text:s text:c="2"/>0. <text:s text:c="2"/>0. <text:s text:c="2"/>0. <text:s text:c="2"/>0. <text:s text:c="2"/>0. <text:s text:c="2"/>0. <text:s text:c="2"/>0. <text:s text:c="2"/>0.]</text:p>
          </table:table-cell>
          <table:table-cell table:number-columns-repeated="5"/>
          <table:table-cell office:value-type="string" calcext:value-type="string">
            <text:p><text:s/>[ <text:s/>0. <text:s text:c="2"/>0. <text:s text:c="2"/>0. <text:s text:c="2"/>0. <text:s text:c="2"/>0. <text:s text:c="2"/>0. <text:s/>10. <text:s text:c="2"/>0. <text:s text:c="2"/>5. <text:s text:c="2"/>3. <text:s text:c="2"/>0. <text:s text:c="2"/>0. <text:s text:c="2"/>0. <text:s text:c="2"/>0. <text:s text:c="2"/>0.]</text:p>
          </table:table-cell>
        </table:table-row>
        <table:table-row table:style-name="ro1">
          <table:table-cell/>
          <table:table-cell office:value-type="string" calcext:value-type="string">
            <text:p><text:s/>[ <text:s/>0. <text:s text:c="2"/>0. <text:s text:c="2"/>0. <text:s text:c="2"/>0. <text:s text:c="2"/>0. <text:s text:c="2"/>0. <text:s text:c="2"/>0. <text:s/>13. <text:s text:c="2"/>0. <text:s text:c="2"/>0. <text:s text:c="2"/>0. <text:s text:c="2"/>6. <text:s text:c="2"/>0. <text:s text:c="2"/>0. <text:s text:c="2"/>0.]</text:p>
          </table:table-cell>
          <table:table-cell table:number-columns-repeated="6"/>
          <table:table-cell office:value-type="string" calcext:value-type="string">
            <text:p><text:s/>[ <text:s/>0. <text:s text:c="2"/>0. <text:s text:c="2"/>0. <text:s text:c="2"/>3. <text:s text:c="2"/>0. <text:s text:c="2"/>0. <text:s text:c="2"/>0. <text:s/>18. <text:s text:c="2"/>0. <text:s text:c="2"/>0. <text:s text:c="2"/>0. <text:s text:c="2"/>0. <text:s text:c="2"/>0. <text:s text:c="2"/>0. <text:s text:c="2"/>0.]</text:p>
          </table:table-cell>
          <table:table-cell table:number-columns-repeated="5"/>
          <table:table-cell office:value-type="string" calcext:value-type="string">
            <text:p><text:s/>[ <text:s/>0. <text:s text:c="2"/>0. <text:s text:c="2"/>0. <text:s text:c="2"/>0. <text:s text:c="2"/>0. <text:s text:c="2"/>0. <text:s text:c="2"/>0. <text:s/>19. <text:s text:c="2"/>0. <text:s text:c="2"/>0. <text:s text:c="2"/>0. <text:s text:c="2"/>0. <text:s text:c="2"/>0. <text:s text:c="2"/>0. <text:s text:c="2"/>0.]</text:p>
          </table:table-cell>
          <table:table-cell table:number-columns-repeated="5"/>
          <table:table-cell office:value-type="string" calcext:value-type="string">
            <text:p><text:s/>[ <text:s/>0. <text:s text:c="2"/>0. <text:s text:c="2"/>0. <text:s text:c="2"/>1. <text:s text:c="2"/>0. <text:s text:c="2"/>0. <text:s text:c="2"/>0. <text:s text:c="2"/>9. <text:s text:c="2"/>0. <text:s text:c="2"/>0. <text:s text:c="2"/>0. <text:s text:c="2"/>4. <text:s text:c="2"/>0. <text:s text:c="2"/>2. <text:s text:c="2"/>3.]</text:p>
          </table:table-cell>
        </table:table-row>
        <table:table-row table:style-name="ro1">
          <table:table-cell/>
          <table:table-cell office:value-type="string" calcext:value-type="string">
            <text:p><text:s/>[ <text:s/>0. <text:s text:c="2"/>0. <text:s text:c="2"/>0. <text:s text:c="2"/>0. <text:s text:c="2"/>0. <text:s text:c="2"/>2. <text:s text:c="2"/>0. <text:s text:c="2"/>0. <text:s/>14. <text:s text:c="2"/>1. <text:s text:c="2"/>0. <text:s text:c="2"/>0. <text:s text:c="2"/>0. <text:s text:c="2"/>4. <text:s text:c="2"/>0.]</text:p>
          </table:table-cell>
          <table:table-cell table:number-columns-repeated="6"/>
          <table:table-cell office:value-type="string" calcext:value-type="string">
            <text:p><text:s/>[ <text:s/>0. <text:s text:c="2"/>0. <text:s text:c="2"/>0. <text:s text:c="2"/>0. <text:s text:c="2"/>0. <text:s text:c="2"/>4. <text:s text:c="2"/>0. <text:s text:c="2"/>0. <text:s/>11. <text:s text:c="2"/>1. <text:s text:c="2"/>0. <text:s text:c="2"/>2. <text:s text:c="2"/>0. <text:s text:c="2"/>0. <text:s text:c="2"/>0.]</text:p>
          </table:table-cell>
          <table:table-cell table:number-columns-repeated="5"/>
          <table:table-cell office:value-type="string" calcext:value-type="string">
            <text:p><text:s/>[ <text:s/>0. <text:s text:c="2"/>0. <text:s text:c="2"/>0. <text:s text:c="2"/>0. <text:s text:c="2"/>0. <text:s text:c="2"/>0. <text:s/>13. <text:s text:c="2"/>0. <text:s text:c="2"/>5. <text:s text:c="2"/>0. <text:s text:c="2"/>2. <text:s text:c="2"/>0. <text:s text:c="2"/>0. <text:s text:c="2"/>0. <text:s text:c="2"/>0.]</text:p>
          </table:table-cell>
          <table:table-cell table:number-columns-repeated="5"/>
          <table:table-cell office:value-type="string" calcext:value-type="string">
            <text:p><text:s/>[ <text:s/>0. <text:s text:c="2"/>0. <text:s text:c="2"/>0. <text:s text:c="2"/>0. <text:s text:c="2"/>0. <text:s text:c="2"/>0. <text:s text:c="2"/>0. <text:s text:c="2"/>0. <text:s/>19. <text:s text:c="2"/>0. <text:s text:c="2"/>0. <text:s text:c="2"/>0. <text:s text:c="2"/>0. <text:s text:c="2"/>0. <text:s text:c="2"/>0.]</text:p>
          </table:table-cell>
        </table:table-row>
        <table:table-row table:style-name="ro1">
          <table:table-cell/>
          <table:table-cell office:value-type="string" calcext:value-type="string">
            <text:p><text:s/>[ <text:s/>0. <text:s text:c="2"/>0. <text:s text:c="2"/>0. <text:s text:c="2"/>0. <text:s text:c="2"/>0. <text:s text:c="2"/>2. <text:s text:c="2"/>0. <text:s text:c="2"/>0. <text:s text:c="2"/>2. <text:s/>15. <text:s text:c="2"/>0. <text:s text:c="2"/>0. <text:s text:c="2"/>0. <text:s text:c="2"/>0. <text:s text:c="2"/>0.]</text:p>
          </table:table-cell>
          <table:table-cell table:number-columns-repeated="6"/>
          <table:table-cell office:value-type="string" calcext:value-type="string">
            <text:p><text:s/>[ <text:s/>0. <text:s text:c="2"/>4. <text:s text:c="2"/>0. <text:s text:c="2"/>0. <text:s text:c="2"/>0. <text:s text:c="2"/>0. <text:s text:c="2"/>0. <text:s text:c="2"/>0. <text:s text:c="2"/>0. <text:s/>14. <text:s text:c="2"/>0. <text:s text:c="2"/>0. <text:s text:c="2"/>0. <text:s text:c="2"/>0. <text:s text:c="2"/>0.]</text:p>
          </table:table-cell>
          <table:table-cell table:number-columns-repeated="5"/>
          <table:table-cell office:value-type="string" calcext:value-type="string">
            <text:p><text:s/>[ <text:s/>0. <text:s text:c="2"/>0. <text:s text:c="2"/>0. <text:s text:c="2"/>0. <text:s text:c="2"/>0. <text:s text:c="2"/>0. <text:s text:c="2"/>0. <text:s text:c="2"/>0. <text:s text:c="2"/>0. <text:s/>22. <text:s text:c="2"/>0. <text:s text:c="2"/>0. <text:s text:c="2"/>0. <text:s text:c="2"/>0. <text:s text:c="2"/>0.]</text:p>
          </table:table-cell>
          <table:table-cell table:number-columns-repeated="5"/>
          <table:table-cell office:value-type="string" calcext:value-type="string">
            <text:p><text:s/>[ <text:s/>0. <text:s text:c="2"/>0. <text:s text:c="2"/>0. <text:s text:c="2"/>0. <text:s text:c="2"/>0. <text:s text:c="2"/>0. <text:s text:c="2"/>0. <text:s text:c="2"/>0. <text:s text:c="2"/>0. <text:s/>19. <text:s text:c="2"/>0. <text:s text:c="2"/>0. <text:s text:c="2"/>0. <text:s text:c="2"/>0. <text:s text:c="2"/>0.]</text:p>
          </table:table-cell>
        </table:table-row>
        <table:table-row table:style-name="ro1">
          <table:table-cell/>
          <table:table-cell office:value-type="string" calcext:value-type="string">
            <text:p><text:s/>[ <text:s/>0. <text:s text:c="2"/>0. <text:s text:c="2"/>0. <text:s text:c="2"/>0. <text:s text:c="2"/>0. <text:s text:c="2"/>0. <text:s text:c="2"/>1. <text:s text:c="2"/>0. <text:s text:c="2"/>0. <text:s text:c="2"/>0. <text:s/>18. <text:s text:c="2"/>0. <text:s text:c="2"/>0. <text:s text:c="2"/>0. <text:s text:c="2"/>0.]</text:p>
          </table:table-cell>
          <table:table-cell table:number-columns-repeated="6"/>
          <table:table-cell office:value-type="string" calcext:value-type="string">
            <text:p><text:s/>[ <text:s/>0. <text:s text:c="2"/>0. <text:s text:c="2"/>0. <text:s text:c="2"/>0. <text:s text:c="2"/>0. <text:s text:c="2"/>0. <text:s text:c="2"/>0. <text:s text:c="2"/>0. <text:s text:c="2"/>0. <text:s text:c="2"/>0. <text:s/>23. <text:s text:c="2"/>0. <text:s text:c="2"/>0. <text:s text:c="2"/>0. <text:s text:c="2"/>0.]</text:p>
          </table:table-cell>
          <table:table-cell table:number-columns-repeated="5"/>
          <table:table-cell office:value-type="string" calcext:value-type="string">
            <text:p><text:s/>[ <text:s/>0. <text:s text:c="2"/>0. <text:s text:c="2"/>0. <text:s text:c="2"/>0. <text:s text:c="2"/>0. <text:s text:c="2"/>0. <text:s text:c="2"/>0. <text:s text:c="2"/>0. <text:s text:c="2"/>0. <text:s text:c="2"/>0. <text:s/>18. <text:s text:c="2"/>0. <text:s text:c="2"/>0. <text:s text:c="2"/>0. <text:s text:c="2"/>0.]</text:p>
          </table:table-cell>
          <table:table-cell table:number-columns-repeated="5"/>
          <table:table-cell office:value-type="string" calcext:value-type="string">
            <text:p><text:s/>[ <text:s/>0. <text:s text:c="2"/>0. <text:s text:c="2"/>0. <text:s text:c="2"/>0. <text:s text:c="2"/>0. <text:s text:c="2"/>0. <text:s text:c="2"/>0. <text:s text:c="2"/>0. <text:s text:c="2"/>0. <text:s text:c="2"/>0. <text:s/>18. <text:s text:c="2"/>0. <text:s text:c="2"/>0. <text:s text:c="2"/>0. <text:s text:c="2"/>0.]</text:p>
          </table:table-cell>
        </table:table-row>
        <table:table-row table:style-name="ro1">
          <table:table-cell/>
          <table:table-cell office:value-type="string" calcext:value-type="string">
            <text:p><text:s/>[ <text:s/>0. <text:s text:c="2"/>0. <text:s text:c="2"/>0. <text:s text:c="2"/>1. <text:s text:c="2"/>0. <text:s text:c="2"/>0. <text:s text:c="2"/>0. <text:s text:c="2"/>0. <text:s text:c="2"/>0. <text:s text:c="2"/>0. <text:s text:c="2"/>0. <text:s/>17. <text:s text:c="2"/>0. <text:s text:c="2"/>0. <text:s text:c="2"/>1.]</text:p>
          </table:table-cell>
          <table:table-cell table:number-columns-repeated="6"/>
          <table:table-cell office:value-type="string" calcext:value-type="string">
            <text:p><text:s/>[ <text:s/>0. <text:s text:c="2"/>0. <text:s text:c="2"/>0. <text:s text:c="2"/>0. <text:s text:c="2"/>6. <text:s text:c="2"/>0. <text:s text:c="2"/>0. <text:s text:c="2"/>2. <text:s text:c="2"/>0. <text:s text:c="2"/>0. <text:s text:c="2"/>0. <text:s text:c="2"/>7. <text:s text:c="2"/>0. <text:s text:c="2"/>0. <text:s text:c="2"/>6.]</text:p>
          </table:table-cell>
          <table:table-cell table:number-columns-repeated="5"/>
          <table:table-cell office:value-type="string" calcext:value-type="string">
            <text:p><text:s/>[ <text:s/>0. <text:s text:c="2"/>0. <text:s text:c="2"/>0. <text:s text:c="2"/>0. <text:s text:c="2"/>0. <text:s text:c="2"/>0. <text:s text:c="2"/>0. <text:s text:c="2"/>0. <text:s text:c="2"/>0. <text:s text:c="2"/>0. <text:s text:c="2"/>0. <text:s/>19. <text:s text:c="2"/>0. <text:s text:c="2"/>0. <text:s text:c="2"/>0.]</text:p>
          </table:table-cell>
          <table:table-cell table:number-columns-repeated="5"/>
          <table:table-cell office:value-type="string" calcext:value-type="string">
            <text:p><text:s/>[ <text:s/>0. <text:s text:c="2"/>0. <text:s text:c="2"/>0. <text:s text:c="2"/>2. <text:s text:c="2"/>0. <text:s text:c="2"/>1. <text:s text:c="2"/>0. <text:s text:c="2"/>0. <text:s text:c="2"/>1. <text:s text:c="2"/>0. <text:s text:c="2"/>0. <text:s/>15. <text:s text:c="2"/>0. <text:s text:c="2"/>0. <text:s text:c="2"/>0.]</text:p>
          </table:table-cell>
        </table:table-row>
        <table:table-row table:style-name="ro1">
          <table:table-cell/>
          <table:table-cell office:value-type="string" calcext:value-type="string">
            <text:p><text:s/>[ <text:s/>2. <text:s text:c="2"/>0. <text:s text:c="2"/>0. <text:s text:c="2"/>3. <text:s text:c="2"/>0. <text:s text:c="2"/>0. <text:s text:c="2"/>0. <text:s text:c="2"/>0. <text:s text:c="2"/>0. <text:s text:c="2"/>0. <text:s text:c="2"/>0. <text:s text:c="2"/>0. <text:s/>10. <text:s text:c="2"/>3. <text:s text:c="2"/>0.]</text:p>
          </table:table-cell>
          <table:table-cell table:number-columns-repeated="6"/>
          <table:table-cell office:value-type="string" calcext:value-type="string">
            <text:p><text:s/>[ <text:s/>3. <text:s text:c="2"/>0. <text:s text:c="2"/>0. <text:s text:c="2"/>0. <text:s text:c="2"/>0. <text:s text:c="2"/>0. <text:s text:c="2"/>0. <text:s text:c="2"/>1. <text:s text:c="2"/>0. <text:s text:c="2"/>0. <text:s text:c="2"/>0. <text:s text:c="2"/>0. <text:s text:c="2"/>7. <text:s text:c="2"/>8. <text:s text:c="2"/>0.]</text:p>
          </table:table-cell>
          <table:table-cell table:number-columns-repeated="5"/>
          <table:table-cell office:value-type="string" calcext:value-type="string">
            <text:p><text:s/>[ <text:s/>0. <text:s text:c="2"/>7. <text:s text:c="2"/>0. <text:s text:c="2"/>1. <text:s text:c="2"/>0. <text:s text:c="2"/>0. <text:s text:c="2"/>0. <text:s text:c="2"/>0. <text:s text:c="2"/>0. <text:s text:c="2"/>0. <text:s text:c="2"/>0. <text:s text:c="2"/>0. <text:s text:c="2"/>6. <text:s text:c="2"/>9. <text:s text:c="2"/>0.]</text:p>
          </table:table-cell>
          <table:table-cell table:number-columns-repeated="5"/>
          <table:table-cell office:value-type="string" calcext:value-type="string">
            <text:p><text:s/>[ <text:s/>1. <text:s text:c="2"/>0. <text:s text:c="2"/>0. <text:s text:c="2"/>6. <text:s text:c="2"/>0. <text:s text:c="2"/>0. <text:s text:c="2"/>0. <text:s text:c="2"/>0. <text:s text:c="2"/>0. <text:s text:c="2"/>0. <text:s text:c="2"/>0. <text:s text:c="2"/>1. <text:s text:c="2"/>9. <text:s text:c="2"/>1. <text:s text:c="2"/>0.]</text:p>
          </table:table-cell>
        </table:table-row>
        <table:table-row table:style-name="ro1">
          <table:table-cell/>
          <table:table-cell office:value-type="string" calcext:value-type="string">
            <text:p><text:s/>[ <text:s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/>18. <text:s text:c="2"/>0.]</text:p>
          </table:table-cell>
          <table:table-cell table:number-columns-repeated="6"/>
          <table:table-cell office:value-type="string" calcext:value-type="string">
            <text:p><text:s/>[ <text:s/>0. <text:s text:c="2"/>0. <text:s text:c="2"/>1. <text:s text:c="2"/>0. <text:s text:c="2"/>0. <text:s text:c="2"/>0. <text:s text:c="2"/>0. <text:s text:c="2"/>0. <text:s text:c="2"/>0. <text:s text:c="2"/>0. <text:s text:c="2"/>0. <text:s text:c="2"/>0. <text:s text:c="2"/>0. <text:s/>17. <text:s text:c="2"/>0.]</text:p>
          </table:table-cell>
          <table:table-cell table:number-columns-repeated="5"/>
          <table:table-cell office:value-type="string" calcext:value-type="string">
            <text:p><text:s/>[ <text:s/>1. <text:s text:c="2"/>7. <text:s text:c="2"/>0. <text:s text:c="2"/>0. <text:s text:c="2"/>0. <text:s text:c="2"/>0. <text:s text:c="2"/>0. <text:s text:c="2"/>0. <text:s text:c="2"/>0. <text:s text:c="2"/>0. <text:s text:c="2"/>0. <text:s text:c="2"/>0. <text:s text:c="2"/>0. <text:s/>14. <text:s text:c="2"/>0.]</text:p>
          </table:table-cell>
          <table:table-cell table:number-columns-repeated="5"/>
          <table:table-cell office:value-type="string" calcext:value-type="string">
            <text:p><text:s/>[ <text:s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/>20. <text:s text:c="2"/>0.]</text:p>
          </table:table-cell>
        </table:table-row>
        <table:table-row table:style-name="ro1">
          <table:table-cell/>
          <table:table-cell office:value-type="string" calcext:value-type="string">
            <text:p><text:s/>[ <text:s/>0. <text:s text:c="2"/>0. <text:s text:c="2"/>0. <text:s text:c="2"/>0. <text:s text:c="2"/>0. <text:s text:c="2"/>0. <text:s text:c="2"/>0. <text:s text:c="2"/>0. <text:s text:c="2"/>0. <text:s text:c="2"/>0. <text:s text:c="2"/>0. <text:s/>14. <text:s text:c="2"/>0. <text:s text:c="2"/>0. <text:s text:c="2"/>6.</text:p>
          </table:table-cell>
          <table:table-cell table:number-columns-repeated="6"/>
          <table:table-cell office:value-type="string" calcext:value-type="string">
            <text:p><text:s/>[ <text:s/>0. <text:s text:c="2"/>0. <text:s text:c="2"/>0. <text:s text:c="2"/>0. <text:s text:c="2"/>0. <text:s text:c="2"/>0. <text:s text:c="2"/>0. <text:s text:c="2"/>1. <text:s text:c="2"/>3. <text:s text:c="2"/>0. <text:s text:c="2"/>0. <text:s text:c="2"/>5. <text:s text:c="2"/>0. <text:s text:c="2"/>0. <text:s text:c="2"/>9.</text:p>
          </table:table-cell>
          <table:table-cell table:number-columns-repeated="5"/>
          <table:table-cell office:value-type="string" calcext:value-type="string">
            <text:p><text:s/>[ <text:s/>0. <text:s text:c="2"/>1. <text:s text:c="2"/>0. <text:s text:c="2"/>0. <text:s text:c="2"/>0. <text:s text:c="2"/>2. <text:s text:c="2"/>0. <text:s text:c="2"/>1. <text:s text:c="2"/>1. <text:s text:c="2"/>0. <text:s text:c="2"/>0. <text:s text:c="2"/>6. <text:s text:c="2"/>0. <text:s text:c="2"/>0. <text:s text:c="2"/>9.]]</text:p>
          </table:table-cell>
          <table:table-cell table:number-columns-repeated="5"/>
          <table:table-cell office:value-type="string" calcext:value-type="string">
            <text:p><text:s/>[ <text:s/>0. <text:s text:c="2"/>0. <text:s text:c="2"/>0. <text:s text:c="2"/>0. <text:s text:c="2"/>4. <text:s text:c="2"/>0. <text:s text:c="2"/>0. <text:s text:c="2"/>2. <text:s text:c="2"/>0. <text:s text:c="2"/>0. <text:s text:c="2"/>1. <text:s text:c="2"/>2. <text:s text:c="2"/>0. <text:s text:c="2"/>0. <text:s/>11.]]</text:p>
          </table:table-cell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9"/>
          <table:table-cell office:value-type="string" calcext:value-type="string">
            <text:p>c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 style:data-style-name="N2" text:time-value="23:06:27.8342628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iuqiang Kong</meta:initial-creator>
    <meta:creation-date>2016-06-17T10:29:00.390335490</meta:creation-date>
    <meta:generator>LibreOffice/4.3.7.2$Linux_X86_64 LibreOffice_project/430$Build-2</meta:generator>
    <dc:date>2016-06-20T12:12:47.854165029</dc:date>
    <dc:creator>Qiuqiang Kong</dc:creator>
    <meta:editing-duration>PT16H33M37S</meta:editing-duration>
    <meta:editing-cycles>8</meta:editing-cycles>
    <meta:document-statistic meta:table-count="2" meta:cell-count="109" meta:object-count="0"/>
  </office:meta>
</office:document-meta>
</file>